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336e9" style:font-size-asian="12pt" style:language-asian="es" style:country-asian="ES"/>
    </style:style>
    <style:style style:name="P4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50bc8" style:font-size-asian="12pt" style:language-asian="es" style:country-asian="ES"/>
    </style:style>
    <style:style style:name="P5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54972" style:font-size-asian="12pt" style:language-asian="es" style:country-asian="ES"/>
    </style:style>
    <style:style style:name="P6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1e25a"/>
    </style:style>
    <style:style style:name="T4" style:family="text">
      <style:text-properties officeooo:rsid="000336e9"/>
    </style:style>
    <style:style style:name="T5" style:family="text">
      <style:text-properties officeooo:rsid="00050bc8"/>
    </style:style>
    <style:style style:name="T6" style:family="text">
      <style:text-properties fo:font-size="8pt" officeooo:rsid="00094c4c" style:font-size-asian="7pt" style:font-size-complex="8pt"/>
    </style:style>
    <style:style style:name="T7" style:family="text">
      <style:text-properties officeooo:rsid="00094c4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1"/>
      <text:p text:style-name="P2">2. </text:p>
      <text:p text:style-name="P2">3. </text:p>
      <text:p text:style-name="P4">4.<text:span text:style-name="T5"> descanso para escribirte esta carta.</text:span>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3">15. </text:p>
      <text:p text:style-name="P2">16. </text:p>
      <text:p text:style-name="P2">17. </text:p>
      <text:p text:style-name="P2"/>
      <text:p text:style-name="P5">18.<text:span text:style-name="T6">Bueno,chico, debo ayudar a los elfos en la fábrica y asegurarme de que todos los </text:span><text:span text:style-name="T7"><text:s/></text:span><text:s/></text:p>
      <text:p text:style-name="P2">19. </text:p>
      <text:p text:style-name="P2">20. </text:p>
      <text:p text:style-name="P2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191cm" svg:width="20.241cm" style:rel-width="scale" svg:height="28.642cm" style:rel-height="scale" draw:z-index="1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36:05.368103226</dc:date>
    <meta:editing-cycles>15</meta:editing-cycles>
    <meta:editing-duration>PT26M44S</meta:editing-duration>
    <meta:document-statistic meta:table-count="0" meta:image-count="1" meta:object-count="0" meta:page-count="2" meta:paragraph-count="21" meta:word-count="40" meta:character-count="191" meta:non-whitespace-character-count="152"/>
    <meta:template xlink:type="simple" xlink:actuate="onRequest" xlink:title="" xlink:href="Normal.dotm"/>
  </office:meta>
</office:document-meta>
</file>